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83188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.2" calcext:value-type="float">
            <text:p>108.2</text:p>
          </table:table-cell>
          <table:table-cell/>
          <table:table-cell office:value-type="float" office:value="143.15" calcext:value-type="float">
            <text:p>143.15</text:p>
          </table:table-cell>
          <table:table-cell office:value-type="string" calcext:value-type="string">
            <text:p>1131 kWh</text:p>
          </table:table-cell>
          <table:table-cell office:value-type="float" office:value="8584.5" calcext:value-type="float">
            <text:p>8584.5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1338.63" calcext:value-type="float">
            <text:p>1338.63</text:p>
          </table:table-cell>
          <table:table-cell office:value-type="float" office:value="88.36" calcext:value-type="float">
            <text:p>88.36</text:p>
          </table:table-cell>
          <table:table-cell office:value-type="string" calcext:value-type="string">
            <text:p>T-1</text:p>
          </table:table-cell>
          <table:table-cell office:value-type="float" office:value="10262.84" calcext:value-type="float">
            <text:p>10262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8" calcext:value-type="float">
            <text:p>107.8</text:p>
          </table:table-cell>
          <table:table-cell/>
          <table:table-cell office:value-type="float" office:value="142.62" calcext:value-type="float">
            <text:p>142.62</text:p>
          </table:table-cell>
          <table:table-cell office:value-type="string" calcext:value-type="string">
            <text:p>1240 kWh</text:p>
          </table:table-cell>
          <table:table-cell office:value-type="float" office:value="9377.27" calcext:value-type="float">
            <text:p>9377.27</text:p>
          </table:table-cell>
          <table:table-cell office:value-type="string" calcext:value-type="string">
            <text:p>16-12-2017</text:p>
          </table:table-cell>
          <table:table-cell office:value-type="string" calcext:value-type="string">
            <text:p>15-01-2018</text:p>
          </table:table-cell>
          <table:table-cell office:value-type="float" office:value="1458.6" calcext:value-type="float">
            <text:p>1458.6</text:p>
          </table:table-cell>
          <table:table-cell office:value-type="float" office:value="96.28" calcext:value-type="float">
            <text:p>96.28</text:p>
          </table:table-cell>
          <table:table-cell office:value-type="string" calcext:value-type="string">
            <text:p>T-1</text:p>
          </table:table-cell>
          <table:table-cell office:value-type="float" office:value="11182.57" calcext:value-type="float">
            <text:p>11182.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 office:value-type="float" office:value="37.77" calcext:value-type="float">
            <text:p>37.77</text:p>
          </table:table-cell>
          <table:table-cell office:value-type="float" office:value="142.03" calcext:value-type="float">
            <text:p>142.03</text:p>
          </table:table-cell>
          <table:table-cell office:value-type="string" calcext:value-type="string">
            <text:p>1400 kWh</text:p>
          </table:table-cell>
          <table:table-cell office:value-type="float" office:value="10543.57" calcext:value-type="float">
            <text:p>10543.57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6-12-2017</text:p>
          </table:table-cell>
          <table:table-cell office:value-type="float" office:value="1635.13" calcext:value-type="float">
            <text:p>1635.13</text:p>
          </table:table-cell>
          <table:table-cell office:value-type="float" office:value="107.93" calcext:value-type="float">
            <text:p>107.93</text:p>
          </table:table-cell>
          <table:table-cell office:value-type="string" calcext:value-type="string">
            <text:p>T-1</text:p>
          </table:table-cell>
          <table:table-cell office:value-type="float" office:value="12573.78" calcext:value-type="float">
            <text:p>12573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 office:value-type="float" office:value="14.87" calcext:value-type="float">
            <text:p>14.87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1297 kWh</text:p>
          </table:table-cell>
          <table:table-cell office:value-type="float" office:value="9726.24" calcext:value-type="float">
            <text:p>9726.24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1511.15" calcext:value-type="float">
            <text:p>1511.15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T-1</text:p>
          </table:table-cell>
          <table:table-cell office:value-type="float" office:value="11600.36" calcext:value-type="float">
            <text:p>11600.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 office:value-type="float" office:value="31.89" calcext:value-type="float">
            <text:p>31.89</text:p>
          </table:table-cell>
          <table:table-cell office:value-type="float" office:value="140.87" calcext:value-type="float">
            <text:p>140.87</text:p>
          </table:table-cell>
          <table:table-cell office:value-type="string" calcext:value-type="string">
            <text:p>1194 kWh</text:p>
          </table:table-cell>
          <table:table-cell office:value-type="float" office:value="8917.35" calcext:value-type="float">
            <text:p>8917.35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91.65" calcext:value-type="float">
            <text:p>91.65</text:p>
          </table:table-cell>
          <table:table-cell office:value-type="string" calcext:value-type="string">
            <text:p>T-1</text:p>
          </table:table-cell>
          <table:table-cell office:value-type="float" office:value="10676.69" calcext:value-type="float">
            <text:p>10676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 office:value-type="float" office:value="9.83" calcext:value-type="float">
            <text:p>9.83</text:p>
          </table:table-cell>
          <table:table-cell office:value-type="float" office:value="140.29" calcext:value-type="float">
            <text:p>140.29</text:p>
          </table:table-cell>
          <table:table-cell office:value-type="string" calcext:value-type="string">
            <text:p>1099 kWh</text:p>
          </table:table-cell>
          <table:table-cell office:value-type="float" office:value="8174.34" calcext:value-type="float">
            <text:p>8174.34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1275.73" calcext:value-type="float">
            <text:p>1275.73</text:p>
          </table:table-cell>
          <table:table-cell office:value-type="float" office:value="84.21" calcext:value-type="float">
            <text:p>84.21</text:p>
          </table:table-cell>
          <table:table-cell office:value-type="string" calcext:value-type="string">
            <text:p>T-1</text:p>
          </table:table-cell>
          <table:table-cell office:value-type="float" office:value="9790.44" calcext:value-type="float">
            <text:p>9790.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 office:value-type="float" office:value="55.42" calcext:value-type="float">
            <text:p>55.42</text:p>
          </table:table-cell>
          <table:table-cell office:value-type="float" office:value="139.73" calcext:value-type="float">
            <text:p>139.73</text:p>
          </table:table-cell>
          <table:table-cell office:value-type="string" calcext:value-type="string">
            <text:p>1193 kWh</text:p>
          </table:table-cell>
          <table:table-cell office:value-type="float" office:value="8838.14" calcext:value-type="float">
            <text:p>8838.14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1376.15" calcext:value-type="float">
            <text:p>1376.15</text:p>
          </table:table-cell>
          <table:table-cell office:value-type="float" office:value="90.83" calcext:value-type="float">
            <text:p>90.83</text:p>
          </table:table-cell>
          <table:table-cell office:value-type="string" calcext:value-type="string">
            <text:p>T-1</text:p>
          </table:table-cell>
          <table:table-cell office:value-type="float" office:value="10605.89" calcext:value-type="float">
            <text:p>10605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/>
          <table:table-cell office:value-type="float" office:value="139.15" calcext:value-type="float">
            <text:p>139.15</text:p>
          </table:table-cell>
          <table:table-cell office:value-type="string" calcext:value-type="string">
            <text:p>1124 kWh</text:p>
          </table:table-cell>
          <table:table-cell office:value-type="float" office:value="8292.19" calcext:value-type="float">
            <text:p>8292.19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1293.28" calcext:value-type="float">
            <text:p>1293.28</text:p>
          </table:table-cell>
          <table:table-cell office:value-type="float" office:value="85.37" calcext:value-type="float">
            <text:p>85.37</text:p>
          </table:table-cell>
          <table:table-cell office:value-type="string" calcext:value-type="string">
            <text:p>T-1</text:p>
          </table:table-cell>
          <table:table-cell office:value-type="float" office:value="9915.17" calcext:value-type="float">
            <text:p>9915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 office:value-type="float" office:value="20.36" calcext:value-type="float">
            <text:p>20.36</text:p>
          </table:table-cell>
          <table:table-cell office:value-type="float" office:value="138.58" calcext:value-type="float">
            <text:p>138.58</text:p>
          </table:table-cell>
          <table:table-cell office:value-type="string" calcext:value-type="string">
            <text:p>1162 kWh</text:p>
          </table:table-cell>
          <table:table-cell office:value-type="float" office:value="8433.14" calcext:value-type="float">
            <text:p>8433.14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1314.48" calcext:value-type="float">
            <text:p>1314.48</text:p>
          </table:table-cell>
          <table:table-cell office:value-type="float" office:value="86.76" calcext:value-type="float">
            <text:p>86.76</text:p>
          </table:table-cell>
          <table:table-cell office:value-type="string" calcext:value-type="string">
            <text:p>T-1</text:p>
          </table:table-cell>
          <table:table-cell office:value-type="float" office:value="10098.06" calcext:value-type="float">
            <text:p>10098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 office:value-type="float" office:value="20.29" calcext:value-type="float">
            <text:p>20.29</text:p>
          </table:table-cell>
          <table:table-cell office:value-type="float" office:value="142.14" calcext:value-type="float">
            <text:p>142.14</text:p>
          </table:table-cell>
          <table:table-cell office:value-type="string" calcext:value-type="string">
            <text:p>1280 kWh</text:p>
          </table:table-cell>
          <table:table-cell office:value-type="float" office:value="9164.74" calcext:value-type="float">
            <text:p>9164.74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1425.45" calcext:value-type="float">
            <text:p>1425.45</text:p>
          </table:table-cell>
          <table:table-cell office:value-type="float" office:value="94.09" calcext:value-type="float">
            <text:p>94.09</text:p>
          </table:table-cell>
          <table:table-cell office:value-type="string" calcext:value-type="string">
            <text:p>T-1</text:p>
          </table:table-cell>
          <table:table-cell office:value-type="float" office:value="10948.77" calcext:value-type="float">
            <text:p>10948.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/>
          <table:table-cell office:value-type="float" office:value="141.55" calcext:value-type="float">
            <text:p>141.55</text:p>
          </table:table-cell>
          <table:table-cell office:value-type="string" calcext:value-type="string">
            <text:p>1281 kWh</text:p>
          </table:table-cell>
          <table:table-cell office:value-type="float" office:value="9134.08" calcext:value-type="float">
            <text:p>9134.08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1420.66" calcext:value-type="float">
            <text:p>1420.66</text:p>
          </table:table-cell>
          <table:table-cell office:value-type="float" office:value="93.77" calcext:value-type="float">
            <text:p>93.77</text:p>
          </table:table-cell>
          <table:table-cell office:value-type="string" calcext:value-type="string">
            <text:p>T-1</text:p>
          </table:table-cell>
          <table:table-cell office:value-type="float" office:value="10891.7" calcext:value-type="float">
            <text:p>10891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.24" calcext:value-type="float">
            <text:p>101.24</text:p>
          </table:table-cell>
          <table:table-cell office:value-type="float" office:value="8.56" calcext:value-type="float">
            <text:p>8.56</text:p>
          </table:table-cell>
          <table:table-cell office:value-type="float" office:value="140.98" calcext:value-type="float">
            <text:p>140.98</text:p>
          </table:table-cell>
          <table:table-cell office:value-type="string" calcext:value-type="string">
            <text:p>1235 kWh</text:p>
          </table:table-cell>
          <table:table-cell office:value-type="float" office:value="8770.21" calcext:value-type="float">
            <text:p>8770.21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1365.38" calcext:value-type="float">
            <text:p>1365.38</text:p>
          </table:table-cell>
          <table:table-cell office:value-type="float" office:value="90.12" calcext:value-type="float">
            <text:p>90.12</text:p>
          </table:table-cell>
          <table:table-cell office:value-type="string" calcext:value-type="string">
            <text:p>T-1</text:p>
          </table:table-cell>
          <table:table-cell office:value-type="float" office:value="10476.49" calcext:value-type="float">
            <text:p>10476.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0:24:53.822000000</meta:creation-date>
    <dc:date>2018-03-26T20:27:15.483000000</dc:date>
    <meta:editing-duration>PT2M22S</meta:editing-duration>
    <meta:editing-cycles>1</meta:editing-cycles>
    <meta:document-statistic meta:table-count="1" meta:cell-count="151" meta:object-count="0"/>
    <meta:generator>LibreOffice/5.3.4.2$Windows_x86 LibreOffice_project/f82d347ccc0be322489bf7da61d7e4ad13fe2ff3</meta:generator>
  </office:meta>
</office:document-meta>
</file>